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6bc" officeooo:paragraph-rsid="000726bc"/>
    </style:style>
    <style:style style:name="P2" style:family="paragraph" style:parent-style-name="Standard">
      <style:text-properties officeooo:rsid="000726bc" officeooo:paragraph-rsid="00082fb2"/>
    </style:style>
    <style:style style:name="P3" style:family="paragraph" style:parent-style-name="Standard">
      <style:text-properties officeooo:rsid="0007f00f" officeooo:paragraph-rsid="0007f00f"/>
    </style:style>
    <style:style style:name="P4" style:family="paragraph" style:parent-style-name="Standard">
      <style:paragraph-properties fo:text-align="justify" style:justify-single-word="false"/>
      <style:text-properties officeooo:rsid="0007f00f" officeooo:paragraph-rsid="00082fb2"/>
    </style:style>
    <style:style style:name="P5" style:family="paragraph" style:parent-style-name="Standard">
      <style:text-properties officeooo:rsid="00082fb2" officeooo:paragraph-rsid="00082fb2"/>
    </style:style>
    <style:style style:name="P6" style:family="paragraph" style:parent-style-name="Standard">
      <style:text-properties officeooo:rsid="0009b126" officeooo:paragraph-rsid="0009b126"/>
    </style:style>
    <style:style style:name="P7" style:family="paragraph" style:parent-style-name="Standard">
      <style:text-properties officeooo:rsid="0009e9e2" officeooo:paragraph-rsid="0009e9e2"/>
    </style:style>
    <style:style style:name="T1" style:family="text">
      <style:text-properties officeooo:rsid="0009e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es nachts, eines nachts, eines nachts bin ich panisch aufgewacht</text:p>
      <text:p text:style-name="P1">hab gedacht, hab gedacht, alles um mich rum ist für immer nacht </text:p>
      <text:p text:style-name="P1">ewig sein, ewig sein, ewig ewig in der Dunkelheit</text:p>
      <text:p text:style-name="P1">Heiserkeit, Heiterkeit bis mich jemand von der Ewigkeit befreit</text:p>
      <text:p text:style-name="P1"/>
      <text:p text:style-name="P5">Backup – Backup – bis in die Unendlichkeit</text:p>
      <text:p text:style-name="P5">Backup – Backup – ich bin in der Ewigkeit </text:p>
      <text:p text:style-name="P1"/>
      <text:p text:style-name="P1">eines Tags, eines Tags, eines Tags hatte ich vorm sterben Angst </text:p>
      <text:p text:style-name="P1">ich fiel gerade von einem hohen Dach, weil du nur so fliegen kannst</text:p>
      <text:p text:style-name="P1">wieso können wir nicht ewig leben, wie es eine Göttin kann</text:p>
      <text:p text:style-name="P1">keine Zeit, keine Zeit, für die Antwort bis ich unten aufkam</text:p>
      <text:p text:style-name="P1"/>
      <text:p text:style-name="P5">Backup – Backup – bis in die Unendlichkeit</text:p>
      <text:p text:style-name="P5">Backup – Backup – ich bin in der Ewigkeit </text:p>
      <text:p text:style-name="P2"/>
      <text:p text:style-name="P3">als ich mein, als ich mein Backup ludt, grüßte mich der Ladebalken</text:p>
      <text:p text:style-name="P3">ich fand seinen Weckruf gut, Kaffeschub, ich musste den Tag anschalten</text:p>
      <text:p text:style-name="P3">doch dabei, schau ich rein, doch dabei schau ich in die logdatei</text:p>
      <text:p text:style-name="P3">darin steht, darin steht, kurz vorm boden war ich schließlich wirklich frei </text:p>
      <text:p text:style-name="P3"/>
      <text:p text:style-name="P5">Backup – Backup – bis in die Unendlichkeit</text:p>
      <text:p text:style-name="P5">Backup – Backup – ich bin in der Ewigkeit </text:p>
      <text:p text:style-name="P4"/>
      <text:p text:style-name="P4">Ich will sein, ich will sein, ich will sein, tief bis in die Ewigkeit </text:p>
      <text:p text:style-name="P3">Ich will sein, ich will sein, ich will sein, niemand nimmt mir meine Zeit</text:p>
      <text:p text:style-name="P3">Tiefgefroren, Tiefgefroren, tiefgefroren komm ich wohl besonders weit </text:p>
      <text:p text:style-name="P3">was ich bin, was ich bin, was ich bin, steht in meinen Bits und Bytes</text:p>
      <text:p text:style-name="P3"/>
      <text:p text:style-name="P5">Backup – Backup – bis in die <text:span text:style-name="T1">Unendlichkeit</text:span></text:p>
      <text:p text:style-name="P5">Backup – Backup – ich bin in der Ewigkeit </text:p>
      <text:p text:style-name="P2"/>
      <text:p text:style-name="P5">hilf mir doch, hilf mir doch, mir fehlen doch nur noch ein paar Terabyte</text:p>
      <text:p text:style-name="P5">ich bin doch, ich bin doch, gegen alle Widrigkeit – gefeit</text:p>
      <text:p text:style-name="P5">gib mir Zeit, gib mir Raum, gib mir gib mir nur noch eine Kleinigkeit</text:p>
      <text:p text:style-name="P7">nur noch ein paar Minuten, nur noch ein paar Sekunden, nur noch... piep piep piiieee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6-03T13:14:28.288679192</meta:creation-date>
    <dc:date>2015-06-03T14:32:18.266704032</dc:date>
    <dc:creator>oxymoronist </dc:creator>
    <meta:editing-duration>PT1M55S</meta:editing-duration>
    <meta:editing-cycles>1</meta:editing-cycles>
    <meta:document-statistic meta:table-count="0" meta:image-count="0" meta:object-count="0" meta:page-count="1" meta:paragraph-count="28" meta:word-count="289" meta:character-count="1671" meta:non-whitespace-character-count="1384"/>
    <meta:generator>LibreOffice/4.3.3.2$Linux_X86_64 LibreOffice_project/430m0$Build-2</meta:generator>
  </office:meta>
</office:document-meta>
</file>